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_20_and_20_Content_7e_LT_7e_Gliederung_20_1">
      <style:paragraph-properties fo:margin-top="0.265cm" fo:margin-bottom="0cm" loext:contextual-spacing="false" fo:line-height="90%"/>
      <style:text-properties officeooo:paragraph-rsid="00028850"/>
    </style:style>
    <style:style style:name="P2" style:family="paragraph" style:parent-style-name="Title_20_and_20_Content_7e_LT_7e_Gliederung_20_1">
      <style:paragraph-properties fo:margin-top="0.265cm" fo:margin-bottom="0cm" loext:contextual-spacing="false" fo:line-height="90%"/>
      <style:text-properties fo:font-size="14pt" officeooo:paragraph-rsid="00028850" style:font-size-asian="14pt" style:font-size-complex="14pt"/>
    </style:style>
    <style:style style:name="P3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28850" style:letter-kerning="true" style:font-size-asian="14pt" style:font-style-asian="normal" style:font-weight-asian="normal" style:font-size-complex="14pt" style:text-emphasize="none"/>
    </style:style>
    <style:style style:name="P4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89ead" style:letter-kerning="true" style:font-size-asian="12.25pt" style:font-style-asian="normal" style:font-weight-asian="normal" style:font-size-complex="14pt" style:text-emphasize="none"/>
    </style:style>
    <style:style style:name="P5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6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89ead" style:letter-kerning="true" style:font-size-asian="12pt" style:font-style-asian="normal" style:font-weight-asian="normal" style:font-size-complex="12pt" style:font-weight-complex="bold" style:text-emphasize="none"/>
    </style:style>
    <style:style style:name="P7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8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dbbb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9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10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1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1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4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f9a62" style:letter-kerning="true" style:font-size-asian="18pt" style:font-style-asian="normal" style:font-weight-asian="normal" style:text-emphasize="none"/>
    </style:style>
    <style:style style:name="P15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6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28850" style:letter-kerning="true" style:font-size-asian="24pt" style:font-style-asian="normal" style:font-weight-asian="bold" style:font-size-complex="24pt" style:font-weight-complex="bold" style:text-emphasize="none"/>
    </style:style>
    <style:style style:name="P17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89ead" style:letter-kerning="true" style:font-size-asian="24pt" style:font-style-asian="normal" style:font-weight-asian="bold" style:font-size-complex="24pt" style:font-weight-complex="bold" style:text-emphasize="none"/>
    </style:style>
    <style:style style:name="P18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a9acf" style:letter-kerning="true" style:font-size-asian="24pt" style:font-style-asian="normal" style:font-weight-asian="bold" style:font-size-complex="24pt" style:font-weight-complex="bold" style:text-emphasize="none"/>
    </style:style>
    <style:style style:name="P19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0.5pt" style:font-style-asian="normal" style:font-weight-asian="normal" style:font-size-complex="12pt" style:font-weight-complex="normal" style:text-emphasize="none"/>
    </style:style>
    <style:style style:name="P2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2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3684a" officeooo:paragraph-rsid="0013684a" style:letter-kerning="true" style:font-size-asian="10.5pt" style:font-style-asian="normal" style:font-weight-asian="normal" style:font-size-complex="12pt" style:text-emphasize="none"/>
    </style:style>
    <style:style style:name="P2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1b06" officeooo:paragraph-rsid="00141b06" style:letter-kerning="true" style:font-size-asian="10.5pt" style:font-style-asian="normal" style:font-weight-asian="normal" style:font-size-complex="12pt" style:text-emphasize="none"/>
    </style:style>
    <style:style style:name="P24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25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6a19" officeooo:paragraph-rsid="00146a19" style:letter-kerning="true" style:font-size-asian="12pt" style:font-style-asian="normal" style:font-weight-asian="normal" style:font-size-complex="12pt" style:font-weight-complex="normal" style:text-emphasize="none"/>
    </style:style>
    <style:style style:name="P26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7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8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29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30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172b3" officeooo:paragraph-rsid="001172b3" style:letter-kerning="true" style:font-size-asian="10.5pt" style:font-style-asian="normal" style:font-weight-asian="normal" style:font-size-complex="12pt" style:text-emphasize="none"/>
    </style:style>
    <style:style style:name="P31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24a3f" officeooo:paragraph-rsid="00124a3f" style:letter-kerning="true" style:font-size-asian="10.5pt" style:font-style-asian="normal" style:font-weight-asian="normal" style:font-size-complex="12pt" style:text-emphasize="none"/>
    </style:style>
    <style:style style:name="P32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3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34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46be7" style:letter-kerning="true" style:font-size-asian="14pt" style:font-style-asian="normal" style:font-weight-asian="normal" style:font-size-complex="14pt" style:text-emphasize="none"/>
    </style:style>
    <style:style style:name="P35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36" style:family="paragraph" style:parent-style-name="Title_20_and_20_Content_7e_LT_7e_Gliederung_20_1">
      <style:paragraph-properties fo:margin-top="0cm" fo:margin-bottom="0cm" loext:contextual-spacing="false" fo:line-height="90%"/>
      <style:text-properties fo:font-size="14pt" style:font-size-asian="12.25pt" style:font-size-complex="14pt"/>
    </style:style>
    <style:style style:name="P37" style:family="paragraph" style:parent-style-name="Standard" style:list-style-name="L4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Standard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9" style:family="paragraph" style:parent-style-name="Title_20_and_20_Content_7e_LT_7e_Gliederung_20_1" style:list-style-name="L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28850" style:letter-kerning="true" style:font-size-asian="18pt" style:font-style-asian="normal" style:font-weight-asian="normal" style:text-emphasize="none"/>
    </style:style>
    <style:style style:name="P40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41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2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43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44" style:family="paragraph" style:parent-style-name="Title_20_and_20_Content_7e_LT_7e_Gliederung_20_1" style:list-style-name="L4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45" style:family="paragraph" style:parent-style-name="Title_20_and_20_Content_7e_LT_7e_Gliederung_20_1" style:list-style-name="L3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46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7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8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46be7" style:letter-kerning="true" style:font-size-asian="18pt" style:font-style-asian="normal" style:font-weight-asian="normal" style:text-emphasize="none"/>
    </style:style>
    <style:style style:name="P49" style:family="paragraph" style:parent-style-name="Title_20_and_20_Content_7e_LT_7e_Gliederung_20_1" style:list-style-name="L4">
      <style:paragraph-properties fo:margin-top="0cm" fo:margin-bottom="0cm" loext:contextual-spacing="false" fo:line-height="90%">
        <style:tab-stops>
          <style:tab-stop style:position="7.541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0" style:family="paragraph" style:parent-style-name="Title_20_and_20_Content_7e_LT_7e_Gliederung_20_1" style:list-style-name="L4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5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outline="false" style:text-line-through-style="none" style:text-line-through-type="none" style:font-name="SFMono-Regular" fo:font-size="9pt" fo:letter-spacing="normal" fo:font-style="normal" fo:text-shadow="none" style:text-underline-style="none" fo:font-weight="normal" officeooo:paragraph-rsid="0013684a" style:letter-kerning="true" style:font-size-asian="10.5pt" style:font-style-asian="normal" style:font-weight-asian="normal" style:font-size-complex="12pt" style:text-emphasize="none"/>
    </style:style>
    <style:style style:name="P53" style:family="paragraph" style:parent-style-name="Table_20_Contents">
      <style:text-properties fo:font-size="2pt" style:font-size-asian="2pt" style:font-size-complex="2pt"/>
    </style:style>
    <style:style style:name="P54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55" style:family="paragraph" style:parent-style-name="Table_20_Contents">
      <style:paragraph-properties style:line-height-at-least="0.529cm"/>
      <style:text-properties fo:color="#6a737d" style:font-name="SFMono-Regular" fo:font-size="9pt"/>
    </style:style>
    <style:style style:name="T1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style:letter-kerning="true" style:font-size-asian="1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28850" style:letter-kerning="true" style:font-style-asian="normal" style:font-weight-asian="normal" style:text-emphasize="none"/>
    </style:style>
    <style:style style:name="T5" style:family="text">
      <style:text-properties officeooo:rsid="000732ee"/>
    </style:style>
    <style:style style:name="T6" style:family="text">
      <style:text-properties fo:font-size="18pt" style:font-size-asian="18pt"/>
    </style:style>
    <style:style style:name="T7" style:family="text">
      <style:text-properties fo:font-size="18pt" officeooo:rsid="000a0bdb" style:font-size-asian="18pt"/>
    </style:style>
    <style:style style:name="T8" style:family="text">
      <style:text-properties fo:font-size="18pt" officeooo:rsid="000c0abf" style:font-size-asian="18pt"/>
    </style:style>
    <style:style style:name="T9" style:family="text">
      <style:text-properties officeooo:rsid="000a9acf"/>
    </style:style>
    <style:style style:name="T10" style:family="text">
      <style:text-properties officeooo:rsid="000c0abf"/>
    </style:style>
    <style:style style:name="T11" style:family="text">
      <style:text-properties officeooo:rsid="000dbbb0"/>
    </style:style>
    <style:style style:name="T12" style:family="text">
      <style:text-properties officeooo:rsid="000f9a62"/>
    </style:style>
    <style:style style:name="T13" style:family="text">
      <style:text-properties officeooo:rsid="00124a3f"/>
    </style:style>
    <style:style style:name="T14" style:family="text">
      <style:text-properties officeooo:rsid="00141b06"/>
    </style:style>
    <style:style style:name="T15" style:family="text">
      <style:text-properties fo:color="#d73a49"/>
    </style:style>
    <style:style style:name="T16" style:family="text">
      <style:text-properties fo:color="#6f42c1"/>
    </style:style>
    <style:style style:name="T17" style:family="text">
      <style:text-properties fo:color="#005cc5"/>
    </style:style>
    <style:style style:name="T18" style:family="text">
      <style:text-properties fo:color="#032f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6">EXERCISE-1</text:p>
      <text:list xml:id="list40167399" text:style-name="L1">
        <text:list-item>
          <text:p text:style-name="P39">Write a program to replace a substring inside a string with another string.</text:p>
        </text:list-item>
      </text:list>
      <text:p text:style-name="P1"><text:span text:style-name="T1"><text:tab/><text:tab/>//</text:span><text:span text:style-name="T2">SourceCode</text:span></text:p>
      <text:p text:style-name="P3"><text:tab/><text:tab/>var str = "Kotlin is a Tough language "</text:p>
      <text:p text:style-name="P3"><text:s text:c="5"/><text:tab/><text:tab/><text:tab/>print(str+" ")</text:p>
      <text:p text:style-name="P3"><text:s text:c="5"/><text:tab/><text:tab/><text:tab/>val oldValue = "Tough"</text:p>
      <text:p text:style-name="P3"><text:s text:c="5"/><text:tab/><text:tab/><text:tab/>val newValue = "Easy"</text:p>
      <text:p text:style-name="P3"><text:s/></text:p>
      <text:p text:style-name="P3"><text:s text:c="4"/><text:tab/><text:tab/> val output = str.replace(oldValue, newValue)</text:p>
      <text:p text:style-name="P3"><text:s/></text:p>
      <text:p text:style-name="P3"><text:s text:c="4"/><text:tab/><text:tab/> print(output)</text:p>
      <text:p text:style-name="P2"><text:span text:style-name="T3"><text:tab/><text:tab/>//</text:span><text:span text:style-name="T4">OUTPUT</text:span></text:p>
      <text:p text:style-name="P3"><text:tab/><text:tab/><text:tab/>Kotlin is a Tough language <text:s/>Kotlin is a Easy language </text:p>
      <text:list xml:id="list202638815014726" text:continue-numbering="true" text:style-name="L1">
        <text:list-item>
          <text:p text:style-name="P48">Write a program to find the number of occurrences of the duplicate words in a string and print them.</text:p>
          <text:p text:style-name="P48"/>
        </text:list-item>
      </text:list>
      <text:p text:style-name="P34">import java.util.HashMap</text:p>
      <text:p text:style-name="P34">object FreqOfDup {</text:p>
      <text:p text:style-name="P34"><text:s text:c="2"/>@JvmStatic fun main(args:Array&lt;String&gt;) {</text:p>
      <text:p text:style-name="P34"><text:s text:c="4"/>val test = "This is test to test the duplicate words in test test is this and this is test"</text:p>
      <text:p text:style-name="P34"><text:s text:c="4"/>CountFreq(test)</text:p>
      <text:p text:style-name="P34"><text:s text:c="2"/>}</text:p>
      <text:p text:style-name="P34"><text:s text:c="2"/>fun CountFreq(count:String) {</text:p>
      <text:p text:style-name="P34"><text:s text:c="4"/>val wordcount = HashMap&lt;String, Int&gt;()</text:p>
      <text:p text:style-name="P34"><text:s text:c="4"/>val words = count.split((" ").toRegex()).dropLastWhile({ it.isEmpty() }).toTypedArray()</text:p>
      <text:p text:style-name="P34"><text:s text:c="4"/>for (w in words)</text:p>
      <text:p text:style-name="P34"><text:s text:c="4"/>{</text:p>
      <text:p text:style-name="P34"><text:s text:c="6"/>val temp = w.toLowerCase()</text:p>
      <text:p text:style-name="P34"><text:s text:c="6"/>if (wordcount.containsKey(temp))</text:p>
      <text:p text:style-name="P34"><text:s text:c="6"/>{</text:p>
      <text:p text:style-name="P34"><text:s text:c="8"/>wordcount.put(temp, wordcount.get(temp) + 1)</text:p>
      <text:p text:style-name="P34"><text:s text:c="6"/>}</text:p>
      <text:p text:style-name="P34"><text:s text:c="6"/>else</text:p>
      <text:p text:style-name="P34"><text:s text:c="6"/>wordcount.put(temp, 1)</text:p>
      <text:p text:style-name="P34"><text:s text:c="4"/>}</text:p>
      <text:p text:style-name="P34"><text:s text:c="4"/>println("Word" + "\t\t\t" + "Count")</text:p>
      <text:p text:style-name="P34"><text:soft-page-break/><text:s text:c="4"/>println("----" + "\t\t\t" + "-----")</text:p>
      <text:p text:style-name="P34"><text:s text:c="4"/>for (entry in wordcount.entries)</text:p>
      <text:p text:style-name="P34"><text:s text:c="4"/>{</text:p>
      <text:p text:style-name="P34"><text:s text:c="6"/>println(entry.key + " \t\t\t\t" + entry.value)</text:p>
      <text:p text:style-name="P34"><text:s text:c="4"/>}</text:p>
      <text:p text:style-name="P34"><text:s text:c="2"/>}</text:p>
      <text:p text:style-name="P34">}</text:p>
      <text:list xml:id="list202638138625588" text:continue-numbering="true" text:style-name="L1">
        <text:list-item>
          <text:p text:style-name="P47">Write a program to find the number of occurrences of a character in a string without using loop.</text:p>
        </text:list-item>
      </text:list>
      <text:p text:style-name="P33">object NumOfOccurWithoutLoop {</text:p>
      <text:p text:style-name="P33"><text:s text:c="2"/>@JvmStatic fun main(args:Array&lt;String&gt;) {</text:p>
      <text:p text:style-name="P33"><text:s text:c="4"/>val S = "This is a test string with aaaa and bbbb"</text:p>
      <text:p text:style-name="P33"><text:s text:c="4"/>val l = S.length</text:p>
      <text:p text:style-name="P33"><text:s text:c="4"/>val ln = S.replace("a", "").length</text:p>
      <text:p text:style-name="P33"><text:s text:c="4"/>println("No. of occurrences of a = " + (l - ln))</text:p>
      <text:p text:style-name="P33"><text:s text:c="2"/>}</text:p>
      <text:p text:style-name="P33">}</text:p>
      <text:list xml:id="list202638600098686" text:continue-numbering="true" text:style-name="L1">
        <text:list-item>
          <text:p text:style-name="P47">Calculate the number &amp; Percentage Of Lowercase Letters,Uppercase Letters, Digits And Other Special Characters In A String.</text:p>
        </text:list-item>
      </text:list>
      <text:p text:style-name="P35">import java.io.*</text:p>
      <text:p text:style-name="P35">import java.util.Scanner</text:p>
      <text:p text:style-name="P35">import java.lang.*</text:p>
      <text:p text:style-name="P35">object Q4 {</text:p>
      <text:p text:style-name="P35"><text:s text:c="2"/>@JvmStatic fun main(args:Array&lt;String&gt;) {</text:p>
      <text:p text:style-name="P35"><text:s text:c="4"/>val sc = Scanner(System.`in`)</text:p>
      <text:p text:style-name="P35"><text:s text:c="4"/>val s = sc.nextLine()</text:p>
      <text:p text:style-name="P35"><text:s text:c="4"/>val count = s.length</text:p>
      <text:p text:style-name="P35"><text:s text:c="4"/>val scount = 0</text:p>
      <text:p text:style-name="P35"><text:s text:c="4"/>val ccount = 0</text:p>
      <text:p text:style-name="P35"><text:s text:c="4"/>val ncount = 0</text:p>
      <text:p text:style-name="P35"><text:s text:c="4"/>val spcount = 0</text:p>
      <text:p text:style-name="P35"><text:s text:c="4"/>for (i in 0 until count)</text:p>
      <text:p text:style-name="P35"><text:s text:c="4"/>{</text:p>
      <text:p text:style-name="P35"><text:s text:c="6"/>if (Character.isLowerCase(s.get(i)))</text:p>
      <text:p text:style-name="P35"><text:s text:c="6"/>scount++</text:p>
      <text:p text:style-name="P35"><text:s text:c="6"/>else if (Character.isUpperCase(s.get(i)))</text:p>
      <text:p text:style-name="P35"><text:s text:c="6"/>ccount++</text:p>
      <text:p text:style-name="P35"><text:s text:c="6"/>else if (Character.isDigit(s.get(i)))</text:p>
      <text:p text:style-name="P35"><text:s text:c="6"/>ncount++</text:p>
      <text:p text:style-name="P35"><text:s text:c="6"/>else</text:p>
      <text:p text:style-name="P35"><text:s text:c="6"/>spcount++</text:p>
      <text:p text:style-name="P35"><text:s text:c="4"/>}</text:p>
      <text:p text:style-name="P35"><text:s text:c="4"/>//System.out.println(scount+" "+ccount+" "+ncount+" "+spcount);</text:p>
      <text:p text:style-name="P35"><text:s text:c="4"/>val d = (scount * 100.0) / count</text:p>
      <text:p text:style-name="P35"><text:s text:c="4"/>println("lower case letters count is " + scount + " and percentage is " + d)</text:p>
      <text:p text:style-name="P35"><text:s text:c="4"/>d = (ccount * 100.0) / count</text:p>
      <text:p text:style-name="P35"><text:s text:c="4"/>println("upper case letters count is " + ccount + " and percentage is " + d)</text:p>
      <text:p text:style-name="P35"><text:soft-page-break/><text:s text:c="4"/>d = (ncount * 100.0) / count</text:p>
      <text:p text:style-name="P35"><text:s text:c="4"/>println("numbers count is " + ncount + " and percentage is " + d)</text:p>
      <text:p text:style-name="P35"><text:s text:c="4"/>d = (spcount * 100.0) / count</text:p>
      <text:p text:style-name="P35"><text:s text:c="4"/>println("special characters count is " + spcount + " and percentage is " + d)</text:p>
      <text:p text:style-name="P35"><text:s text:c="2"/>}</text:p>
      <text:p text:style-name="P35">}</text:p>
      <text:p text:style-name="P32"/>
      <text:p text:style-name="P32"/>
      <text:list xml:id="list202638260216291" text:continue-numbering="true" text:style-name="L1">
        <text:list-item>
          <text:p text:style-name="P47">Find common elements between two arrays.</text:p>
        </text:list-item>
      </text:list>
      <text:p text:style-name="P26"><text:tab/>Check letter in string which do not have pair.</text:p>
      <text:p text:style-name="Standard"><text:tab/>import java.io.*</text:p>
      <text:p text:style-name="Standard">import java.util.ArrayList</text:p>
      <text:p text:style-name="Standard">import java.util.Scanner</text:p>
      <text:p text:style-name="Standard">object Q5 {</text:p>
      <text:p text:style-name="Standard"><text:s text:c="2"/>@JvmStatic fun main(args:Array&lt;String&gt;) {</text:p>
      <text:p text:style-name="Standard"><text:s text:c="4"/>val sc = Scanner(System.`in`)</text:p>
      <text:p text:style-name="Standard"><text:s text:c="4"/>println("first array size: ")</text:p>
      <text:p text:style-name="Standard"><text:s text:c="4"/>val n = sc.nextInt()</text:p>
      <text:p text:style-name="Standard"><text:s text:c="4"/>val arr = IntArray(n)</text:p>
      <text:p text:style-name="Standard"><text:s text:c="4"/>println("first array elements: ")</text:p>
      <text:p text:style-name="Standard"><text:s text:c="4"/>for (i in 0 until n)</text:p>
      <text:p text:style-name="Standard"><text:s text:c="4"/>{</text:p>
      <text:p text:style-name="Standard"><text:s text:c="6"/>arr[i] = sc.nextInt()</text:p>
      <text:p text:style-name="Standard"><text:s text:c="4"/>}</text:p>
      <text:p text:style-name="Standard"><text:s text:c="4"/>println("second array size: ")</text:p>
      <text:p text:style-name="Standard"><text:s text:c="4"/>val m = sc.nextInt()</text:p>
      <text:p text:style-name="Standard"><text:s text:c="4"/>val arr1 = IntArray(m)</text:p>
      <text:p text:style-name="Standard"><text:s text:c="4"/>println("second array elements: ")</text:p>
      <text:p text:style-name="Standard"><text:s text:c="4"/>for (i in 0 until m)</text:p>
      <text:p text:style-name="Standard"><text:s text:c="4"/>{</text:p>
      <text:p text:style-name="Standard"><text:s text:c="6"/>arr1[i] = sc.nextInt()</text:p>
      <text:p text:style-name="Standard"><text:s text:c="4"/>}</text:p>
      <text:p text:style-name="Standard"><text:s text:c="4"/>val commonElements = ArrayList&lt;Int&gt;()</text:p>
      <text:p text:style-name="Standard"><text:s text:c="4"/>for (i in 0 until n)</text:p>
      <text:p text:style-name="Standard"><text:s text:c="4"/>{</text:p>
      <text:p text:style-name="Standard"><text:s text:c="6"/>for (j in 0 until m)</text:p>
      <text:p text:style-name="Standard"><text:s text:c="6"/>{</text:p>
      <text:p text:style-name="Standard"><text:s text:c="8"/>if (arr[i] == arr1[j])</text:p>
      <text:p text:style-name="Standard"><text:s text:c="8"/>{</text:p>
      <text:p text:style-name="Standard"><text:s text:c="10"/>if (!commonElements.contains(arr[i]))</text:p>
      <text:p text:style-name="Standard"><text:s text:c="10"/>commonElements.add(arr[i])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4"/>val itr = commonElements.iterator()</text:p>
      <text:p text:style-name="Standard"><text:s text:c="4"/>while (itr.hasNext())</text:p>
      <text:p text:style-name="Standard"><text:s text:c="4"/>{</text:p>
      <text:p text:style-name="Standard"><text:s text:c="6"/>println(itr.next())</text:p>
      <text:p text:style-name="Standard"><text:s text:c="4"/>}</text:p>
      <text:p text:style-name="Standard"><text:s text:c="2"/>}}</text:p>
      <text:p text:style-name="P17"><text:soft-page-break/>EXERCISE-<text:span text:style-name="T5">2</text:span></text:p>
      <text:p text:style-name="P15"/>
      <text:p text:style-name="P10"/>
      <text:list xml:id="list1774924559" text:style-name="L2">
        <text:list-item>
          <text:p text:style-name="P43">Write a program to print your Firstname,LastName &amp; age using init block,companion object.</text:p>
        </text:list-item>
      </text:list>
      <text:p text:style-name="P10"/>
      <text:p text:style-name="P6">fun main(args: Array&lt;String&gt;) {</text:p>
      <text:p text:style-name="P6"><text:s/>// var a = A.name</text:p>
      <text:p text:style-name="P6"><text:s text:c="4"/>A.<text:span text:style-name="T11">f</text:span>name = "<text:span text:style-name="T11">Ankit</text:span>"</text:p>
      <text:p text:style-name="P7">A.<text:span text:style-name="T11">l</text:span>name = "<text:span text:style-name="T11">Arora</text:span>"</text:p>
      <text:p text:style-name="P8">A.age = 24</text:p>
      <text:p text:style-name="P6"><text:s text:c="4"/>A.printName() //prints <text:span text:style-name="T11">details</text:span></text:p>
      <text:p text:style-name="P6">}</text:p>
      <text:p text:style-name="P6">class A {</text:p>
      <text:p text:style-name="P6"><text:s text:c="4"/>companion object Singleton</text:p>
      <text:p text:style-name="P6"><text:s text:c="4"/>{</text:p>
      <text:p text:style-name="P6"><text:s text:c="8"/>init {</text:p>
      <text:p text:style-name="P6"><text:s text:c="12"/>println("Singleton class invoked.")</text:p>
      <text:p text:style-name="P6"><text:s text:c="8"/>}</text:p>
      <text:p text:style-name="P6"><text:s text:c="8"/>var <text:span text:style-name="T11">f</text:span>name = "<text:span text:style-name="T11">Guess..</text:span>"</text:p>
      <text:p text:style-name="P6"><text:tab/><text:span text:style-name="T11">var lname = “What”</text:span></text:p>
      <text:p text:style-name="P6"><text:tab/><text:span text:style-name="T11">var age = 9</text:span></text:p>
      <text:p text:style-name="P6"><text:s text:c="8"/>fun printName()</text:p>
      <text:p text:style-name="P6"><text:s text:c="8"/>{</text:p>
      <text:p text:style-name="P6"><text:s text:c="12"/>println(<text:span text:style-name="T11">f</text:span>name)</text:p>
      <text:p text:style-name="P7"><text:tab/>println(<text:span text:style-name="T11">l</text:span>name)</text:p>
      <text:p text:style-name="P7"><text:tab/>println(<text:span text:style-name="T11">age</text:span>)</text:p>
      <text:p text:style-name="P6"><text:s text:c="8"/>}</text:p>
      <text:p text:style-name="P6"><text:s text:c="4"/>}</text:p>
      <text:p text:style-name="P6"><text:s text:c="4"/>init {</text:p>
      <text:p text:style-name="P6"><text:s text:c="8"/>println("Class init method.")</text:p>
      <text:p text:style-name="P6"><text:s text:c="4"/>}</text:p>
      <text:p text:style-name="P6">}</text:p>
      <text:p text:style-name="P10"/>
      <text:p text:style-name="P10"><text:soft-page-break/></text:p>
      <text:list xml:id="list202638682457526" text:continue-numbering="true" text:style-name="L2">
        <text:list-item>
          <text:p text:style-name="P40">Write a single program for following operation using overloading</text:p>
          <text:p text:style-name="P41"><text:s text:c="2"/>A) Adding 2 integer number</text:p>
          <text:p text:style-name="P41"><text:s text:c="2"/>B) Adding 2 double</text:p>
          <text:p text:style-name="P41"><text:s text:c="2"/>D) multiplying 2 int</text:p>
          <text:p text:style-name="P41"><text:s text:c="2"/>E) concate 2 string</text:p>
          <text:p text:style-name="P42"><text:s text:c="2"/>F) Concate 3 String</text:p>
        </text:list-item>
      </text:list>
      <text:p text:style-name="P4">import java.io.*</text:p>
      <text:p text:style-name="P4">import java.util.Scanner</text:p>
      <text:p text:style-name="P4">internal class operation {</text:p>
      <text:p text:style-name="P4"><text:s text:c="2"/>fun add(a:Int, b:Int):Int {</text:p>
      <text:p text:style-name="P4"><text:s text:c="4"/>return a + b</text:p>
      <text:p text:style-name="P4"><text:s text:c="2"/>}</text:p>
      <text:p text:style-name="P4"><text:s text:c="2"/>fun add(a:Double, b:Double):Double {</text:p>
      <text:p text:style-name="P4"><text:s text:c="4"/>return a + b</text:p>
      <text:p text:style-name="P4"><text:s text:c="2"/>}</text:p>
      <text:p text:style-name="P4"><text:s text:c="2"/>fun multiply(a:Float, b:Float):Float {</text:p>
      <text:p text:style-name="P4"><text:s text:c="4"/>return a * b</text:p>
      <text:p text:style-name="P4"><text:s text:c="2"/>}</text:p>
      <text:p text:style-name="P4"><text:s text:c="2"/>fun multiply(a:Int, b:Int):Int {</text:p>
      <text:p text:style-name="P4"><text:s text:c="4"/>return a * b</text:p>
      <text:p text:style-name="P4"><text:s text:c="2"/>}</text:p>
      <text:p text:style-name="P4"><text:s text:c="2"/>fun concate(a:String, b:String):String {</text:p>
      <text:p text:style-name="P4"><text:s text:c="4"/>return a + b</text:p>
      <text:p text:style-name="P4"><text:s text:c="2"/>}</text:p>
      <text:p text:style-name="P4"><text:s text:c="2"/>fun concate(a:String, b:String, c:String):String {</text:p>
      <text:p text:style-name="P4"><text:s text:c="4"/>return a + b + c</text:p>
      <text:p text:style-name="P4"><text:s text:c="2"/>}</text:p>
      <text:p text:style-name="P4">}</text:p>
      <text:p text:style-name="P4">object Q10 {</text:p>
      <text:p text:style-name="P4"><text:s text:c="2"/>@JvmStatic fun main(args:Array&lt;String&gt;) {</text:p>
      <text:p text:style-name="P4"><text:soft-page-break/><text:s text:c="4"/>val op = operation()</text:p>
      <text:p text:style-name="P4"><text:s text:c="4"/>println("Integer sum: " + op.add(324, 2232))</text:p>
      <text:p text:style-name="P4"><text:s text:c="4"/>println("Double sum: " + op.add(2543.3434343434, 1222.68686868686))</text:p>
      <text:p text:style-name="P4"><text:s text:c="4"/>println("Integer multiply: " + op.multiply(123, 242))</text:p>
      <text:p text:style-name="P4"><text:s text:c="4"/>println("float multiply" + op.multiply(243.34f, 212.68f))</text:p>
      <text:p text:style-name="P4"><text:s text:c="4"/>println("Two String concatenation: " + op.concate("Hello ", "World"))</text:p>
      <text:p text:style-name="P4"><text:s text:c="4"/>println("Three String concatenation: " + op.concate("Hey, ", "Hi ", "There"))</text:p>
      <text:p text:style-name="P4"><text:s text:c="2"/>}</text:p>
      <text:p text:style-name="P4">}</text:p>
      <text:p text:style-name="P9"/>
      <text:p text:style-name="P9"/>
      <text:list xml:id="list202638673460948" text:continue-numbering="true" text:style-name="L2">
        <text:list-item>
          <text:p text:style-name="P42">Create 3 sub class of bank SBI,BOI,ICICI all 4 should have method called getDetails which provide there specific details like rateofinterest etc,print details of every bank.</text:p>
        </text:list-item>
      </text:list>
      <text:list xml:id="list2865554509" text:style-name="L3">
        <text:list-header>
          <text:p text:style-name="P45"/>
        </text:list-header>
      </text:list>
      <text:p text:style-name="P24">internal abstract class Bank {</text:p>
      <text:p text:style-name="P24"><text:s text:c="2"/>var name = ""</text:p>
      <text:p text:style-name="P24"><text:s text:c="2"/>var rate:Double = 0.toDouble()</text:p>
      <text:p text:style-name="P24"><text:s text:c="2"/>var branch:Int = 0</text:p>
      <text:p text:style-name="P24"><text:s text:c="2"/>constructor() {}</text:p>
      <text:p text:style-name="P24"><text:s text:c="2"/>constructor(name:String, r:Float, b:Int) {</text:p>
      <text:p text:style-name="P24"><text:s text:c="4"/>this.name = name</text:p>
      <text:p text:style-name="P24"><text:s text:c="4"/>this.rate = r.toDouble()</text:p>
      <text:p text:style-name="P24"><text:s text:c="4"/>this.branch = b</text:p>
      <text:p text:style-name="P24"><text:s text:c="2"/>}</text:p>
      <text:p text:style-name="P24"><text:s text:c="2"/>fun getDetails() {</text:p>
      <text:p text:style-name="P24"><text:s text:c="4"/>println("Name: " + name)</text:p>
      <text:p text:style-name="P24"><text:s text:c="4"/>println("Rate: " + rate)</text:p>
      <text:p text:style-name="P24"><text:s text:c="2"/>}</text:p>
      <text:p text:style-name="P24">}</text:p>
      <text:p text:style-name="P24">internal class SBI:Bank() {</text:p>
      <text:p text:style-name="P24"><text:s text:c="2"/>init{</text:p>
      <text:p text:style-name="P24"><text:s text:c="4"/>name = "SBI"</text:p>
      <text:p text:style-name="P24"><text:s text:c="4"/>rate = 4.5</text:p>
      <text:p text:style-name="P24"><text:soft-page-break/><text:s text:c="2"/>}</text:p>
      <text:p text:style-name="P24"><text:s text:c="2"/>public override fun getDetails() {</text:p>
      <text:p text:style-name="P24"><text:s text:c="4"/>super.getDetails()</text:p>
      <text:p text:style-name="P24"><text:s text:c="2"/>}</text:p>
      <text:p text:style-name="P24">}</text:p>
      <text:p text:style-name="P24">internal class BOI:Bank() {</text:p>
      <text:p text:style-name="P24"><text:s text:c="2"/>init{</text:p>
      <text:p text:style-name="P24"><text:s text:c="4"/>name = "BOI"</text:p>
      <text:p text:style-name="P24"><text:s text:c="4"/>rate = 4.4</text:p>
      <text:p text:style-name="P24"><text:s text:c="2"/>}</text:p>
      <text:p text:style-name="P24"><text:s text:c="2"/>public override fun getDetails() {</text:p>
      <text:p text:style-name="P24"><text:s text:c="4"/>super.getDetails()</text:p>
      <text:p text:style-name="P24"><text:s text:c="2"/>}</text:p>
      <text:p text:style-name="P24">}</text:p>
      <text:p text:style-name="P24">internal class ICICI:Bank() {</text:p>
      <text:p text:style-name="P24"><text:s text:c="2"/>var facility:String</text:p>
      <text:p text:style-name="P24"><text:s text:c="2"/>init{</text:p>
      <text:p text:style-name="P24"><text:s text:c="4"/>name = "ICICI"</text:p>
      <text:p text:style-name="P24"><text:s text:c="4"/>rate = 4.6</text:p>
      <text:p text:style-name="P24"><text:s text:c="2"/>}</text:p>
      <text:p text:style-name="P24"><text:s text:c="2"/>public override fun getDetails() {</text:p>
      <text:p text:style-name="P24"><text:s text:c="4"/>super.getDetails()</text:p>
      <text:p text:style-name="P24"><text:s text:c="2"/>}</text:p>
      <text:p text:style-name="P24">}</text:p>
      <text:p text:style-name="P24">internal object BankDetails {</text:p>
      <text:p text:style-name="P24"><text:s text:c="2"/>@JvmStatic fun main(args:Array&lt;String&gt;) {</text:p>
      <text:p text:style-name="P24"><text:s text:c="4"/>val sbi = SBI()</text:p>
      <text:p text:style-name="P24"><text:s text:c="4"/>val boi = BOI()</text:p>
      <text:p text:style-name="P24"><text:s text:c="4"/>val i = ICICI()</text:p>
      <text:p text:style-name="P24"><text:s text:c="4"/>sbi.getDetails()</text:p>
      <text:p text:style-name="P24"><text:s text:c="4"/>boi.getDetails()</text:p>
      <text:p text:style-name="P24"><text:s text:c="4"/>i.getDetails()</text:p>
      <text:p text:style-name="P24"><text:s text:c="2"/>}</text:p>
      <text:p text:style-name="P24">}</text:p>
      <text:p text:style-name="P24"/>
      <text:p text:style-name="P19"><text:soft-page-break/><text:span text:style-name="T7">4</text:span><text:span text:style-name="T6">.Create Kotlin classes having suitable attributes for Library management system.Use OOPs concepts in your design.Also try to use interfaces and abstract classes.</text:span></text:p>
      <text:p text:style-name="P20">import java.io.*</text:p>
      <text:p text:style-name="P20">enum class BookStatus</text:p>
      <text:p text:style-name="P20">{</text:p>
      <text:p text:style-name="P20"><text:s text:c="2"/>AVAILABLE,</text:p>
      <text:p text:style-name="P20"><text:s text:c="2"/>NOTAVAILABLE</text:p>
      <text:p text:style-name="P20">}</text:p>
      <text:p text:style-name="P20">enum class AccountStatus {</text:p>
      <text:p text:style-name="P20"><text:s text:c="2"/>ACTIVE,</text:p>
      <text:p text:style-name="P20"><text:s text:c="2"/>CLOSED;</text:p>
      <text:p text:style-name="P20"><text:s text:c="2"/>internal var Class:Person</text:p>
      <text:p text:style-name="P20">}</text:p>
      <text:p text:style-name="P20">class Person {</text:p>
      <text:p text:style-name="P20"><text:s text:c="2"/>private val name:String</text:p>
      <text:p text:style-name="P20"><text:s text:c="2"/>private val phone:String</text:p>
      <text:p text:style-name="P20"><text:s text:c="2"/>internal var Class:Account</text:p>
      <text:p text:style-name="P20">}</text:p>
      <text:p text:style-name="P20">abstract class Account</text:p>
      <text:p text:style-name="P20">{</text:p>
      <text:p text:style-name="P20"><text:s text:c="2"/>private val id:String</text:p>
      <text:p text:style-name="P20"><text:s text:c="2"/>private val password:String</text:p>
      <text:p text:style-name="P20"><text:s text:c="2"/>private val status:AccountStatus</text:p>
      <text:p text:style-name="P20"><text:s text:c="2"/>private val person:Person</text:p>
      <text:p text:style-name="P20"><text:s text:c="2"/>internal var Class:Librarian</text:p>
      <text:p text:style-name="P20">}</text:p>
      <text:p text:style-name="P20">class Librarian:Account() {</text:p>
      <text:p text:style-name="P20"><text:s text:c="2"/>fun addBookItem()</text:p>
      <text:p text:style-name="P20"><text:s text:c="2"/>internal fun removeBookItem()</text:p>
      <text:p text:style-name="P20">}</text:p>
      <text:p text:style-name="P20">class Member:Account()</text:p>
      <text:p text:style-name="P20">{</text:p>
      <text:p text:style-name="P20"><text:s text:c="2"/>private val totalBooksIssued:Int = 0</text:p>
      <text:p text:style-name="P20"><text:s text:c="2"/>fun getTotalBooksIssued()</text:p>
      <text:p text:style-name="P20"><text:s text:c="2"/>fun IssueBooks()</text:p>
      <text:p text:style-name="P20"><text:soft-page-break/><text:s text:c="2"/>fun returnBooks()</text:p>
      <text:p text:style-name="P20"><text:s text:c="2"/>private fun checkForFine()</text:p>
      <text:p text:style-name="P20">}</text:p>
      <text:p text:style-name="P20">class BookIssue {</text:p>
      <text:p text:style-name="P20"><text:s text:c="2"/>private val memberId:String</text:p>
      <text:p text:style-name="P20"><text:s text:c="2"/>internal var Class:Fine</text:p>
      <text:p text:style-name="P20"><text:s text:c="2"/>constructor()</text:p>
      <text:p text:style-name="P20">}</text:p>
      <text:p text:style-name="P20">class Fine</text:p>
      <text:p text:style-name="P20">{</text:p>
      <text:p text:style-name="P20"><text:s text:c="2"/>private val creationDate:String</text:p>
      <text:p text:style-name="P20"><text:s text:c="2"/>private val bookname:String</text:p>
      <text:p text:style-name="P20"><text:s text:c="2"/>private val memberId:String</text:p>
      <text:p text:style-name="P20"><text:s text:c="2"/>internal var Class:Book</text:p>
      <text:p text:style-name="P20"><text:s text:c="2"/>companion object {</text:p>
      <text:p text:style-name="P20"><text:s text:c="4"/>fun collectFine()</text:p>
      <text:p text:style-name="P20"><text:s text:c="2"/>}</text:p>
      <text:p text:style-name="P20">}</text:p>
      <text:p text:style-name="P20">abstract class Book {</text:p>
      <text:p text:style-name="P20"><text:s text:c="2"/>private val title:String</text:p>
      <text:p text:style-name="P20"><text:s text:c="2"/>private val subject:String</text:p>
      <text:p text:style-name="P20"><text:s text:c="2"/>private val publisher:String</text:p>
      <text:p text:style-name="P20">}</text:p>
      <text:p text:style-name="P20">class Books:Book() {</text:p>
      <text:p text:style-name="P20"><text:s text:c="2"/>private val price:Float = 0.toFloat()</text:p>
      <text:p text:style-name="P20"><text:s text:c="2"/>private val status:BookStatus</text:p>
      <text:p text:style-name="P20"><text:s text:c="2"/>fun checkoutBook()</text:p>
      <text:p text:style-name="P20">}</text:p>
      <text:p text:style-name="P20">object <text:span text:style-name="T12">LibraryManagement system</text:span> {</text:p>
      <text:p text:style-name="P20"><text:s text:c="2"/>@JvmStatic fun main(args:Array&lt;String&gt;) {</text:p>
      <text:p text:style-name="P20"><text:s text:c="2"/>}</text:p>
      <text:p text:style-name="P20">}</text:p>
      <text:p text:style-name="P51"/>
      <text:p text:style-name="P51"/>
      <text:p text:style-name="P14"><text:s/></text:p>
      <text:p text:style-name="P14"><text:soft-page-break/></text:p>
      <text:p text:style-name="P14">5. Write a function which take marks as an argument and return the the grade as follows:</text:p>
      <text:p text:style-name="P13">marks between 50 to 60 , return “Good”</text:p>
      <text:p text:style-name="P27">marks between 60 to 70, return “Very Good”</text:p>
      <text:p text:style-name="P27">marks between 70 to <text:s/>80, return “Excellent”</text:p>
      <text:p text:style-name="P27">marks between <text:s/>80 to 100, return “Rockstar”</text:p>
      <text:p text:style-name="P29"/>
      <text:p text:style-name="P28"/>
      <text:p text:style-name="P30">fun printGrade(var marks:Int){</text:p>
      <text:p text:style-name="P30"/>
      <text:p text:style-name="P30">if(49&lt;marks&lt;61)</text:p>
      <text:p text:style-name="P30">print(“GOOD”)</text:p>
      <text:p text:style-name="P30">else if(60&lt;marks&lt;71)</text:p>
      <text:p text:style-name="P30">print(“Very GOOD”)</text:p>
      <text:p text:style-name="P30">else if(70&lt;marks&lt;81)</text:p>
      <text:p text:style-name="P30">print(“Excellent”)</text:p>
      <text:p text:style-name="P30">else if(<text:span text:style-name="T13">80</text:span>&lt;marks&lt;<text:span text:style-name="T13">10</text:span>1)</text:p>
      <text:p text:style-name="P30">print(“<text:span text:style-name="T13">Rockstar</text:span>”)</text:p>
      <text:p text:style-name="P30"/>
      <text:p text:style-name="P31">}</text:p>
      <text:p text:style-name="P30"/>
      <text:p text:style-name="P30"/>
      <text:p text:style-name="P28"/>
      <text:p text:style-name="P27"/>
      <text:p text:style-name="P13">6. Write a program to create mutable list of Integer. replace the second item in the list with new value. Print the list value.</text:p>
      <text:p text:style-name="P21">val numbers = mutableListOf(<text:span text:style-name="T13">1</text:span>, <text:span text:style-name="T13">5</text:span>, <text:span text:style-name="T13">3</text:span>)</text:p>
      <text:p text:style-name="P21">numbers[1] = <text:s/><text:span text:style-name="T13">2</text:span></text:p>
      <text:p text:style-name="P21">println(numbers)</text:p>
      <text:p text:style-name="P13"/>
      <text:p text:style-name="P13">7. Write a program to create mutable map. print all the value and key of map.</text:p>
      <text:p text:style-name="P22">fun main(){</text:p>
      <text:p text:style-name="P22">val mutableMap :MutableMap&lt;Int,String&gt; = <text:span text:style-name="T14">m</text:span>utable<text:span text:style-name="T14">M</text:span>apOf{1 to “My”, 2 to”Name”,3 to ”is”,4 to “Ankit”};</text:p>
      <text:p text:style-name="P23">for(key in mutableMap.keys){</text:p>
      <text:p text:style-name="P23">println(“Key = $key , Value = ${mutableMap[key]}”)</text:p>
      <text:p text:style-name="P23">}}</text:p>
      <text:p text:style-name="P52"/>
      <text:p text:style-name="P21"><text:soft-page-break/></text:p>
      <text:p text:style-name="P13">8. Write a program to create HasSet. print all the value.</text:p>
      <text:p text:style-name="P25">fun main(){</text:p>
      <text:p text:style-name="P25">var hm = hashSetOf&lt;Int&gt;{1,2,3,4,5}</text:p>
      <text:p text:style-name="P25">for(element in hm){</text:p>
      <text:p text:style-name="P25">println(element)</text:p>
      <text:p text:style-name="P25">}</text:p>
      <text:p text:style-name="P25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/>
      <text:p text:style-name="P18"/>
      <text:p text:style-name="P18">EXERCISE-<text:span text:style-name="T9">3</text:span></text:p>
      <text:p text:style-name="P24"/>
      <text:list xml:id="list2119637850" text:style-name="L4">
        <text:list-item>
          <text:p text:style-name="P44">WAP to produce NoClassDefFoundError and ClassNotFoundException exception.</text:p>
        </text:list-item>
      </text:list>
      <text:p text:style-name="P11"/>
      <text:p text:style-name="P5"><text:span text:style-name="T6">// </text:span><text:span text:style-name="T8">Class not found exception</text:span></text:p>
      <text:p text:style-name="P5">object ClassNotFoundException {</text:p>
      <text:p text:style-name="P5"><text:s text:c="2"/>@JvmStatic fun main(args:Array&lt;String&gt;) {</text:p>
      <text:p text:style-name="P5"><text:s text:c="4"/>try</text:p>
      <text:p text:style-name="P5"><text:soft-page-break/><text:s text:c="4"/>{</text:p>
      <text:p text:style-name="P5"><text:s text:c="6"/>Class.forName("ankit.class")</text:p>
      <text:p text:style-name="P5"><text:s text:c="4"/>}</text:p>
      <text:p text:style-name="P5"><text:s text:c="4"/>catch (e:Exception) {</text:p>
      <text:p text:style-name="P5"><text:s text:c="6"/>println(e + " class not found")</text:p>
      <text:p text:style-name="P5"><text:s text:c="4"/>}</text:p>
      <text:p text:style-name="P5"><text:s text:c="2"/>}</text:p>
      <text:p text:style-name="P5">}</text:p>
      <text:p text:style-name="P5"/>
      <text:p text:style-name="P5">//<text:span text:style-name="T10">No Class Definition Found error</text:span></text:p>
      <text:p text:style-name="P5">internal class a {</text:p>
      <text:p text:style-name="P5"><text:s text:c="2"/>fun print() {</text:p>
      <text:p text:style-name="P5"><text:s text:c="4"/>println("HelloWorld")</text:p>
      <text:p text:style-name="P5"><text:s text:c="2"/>}</text:p>
      <text:p text:style-name="P5">}</text:p>
      <text:p text:style-name="P5">internal object NoClassDefFoundError {</text:p>
      <text:p text:style-name="P5"><text:s text:c="2"/>@JvmStatic fun main(args:Array&lt;String&gt;) {</text:p>
      <text:p text:style-name="P5"><text:s text:c="4"/>val obj = a()</text:p>
      <text:p text:style-name="P5"><text:s text:c="4"/>try</text:p>
      <text:p text:style-name="P5"><text:s text:c="4"/>{</text:p>
      <text:p text:style-name="P5"><text:s text:c="6"/>obj.print()</text:p>
      <text:p text:style-name="P5"><text:s text:c="4"/>}</text:p>
      <text:p text:style-name="P5"><text:s text:c="4"/>catch (e:Exception) {</text:p>
      <text:p text:style-name="P5"><text:s text:c="6"/>println(e + " class not found")</text:p>
      <text:p text:style-name="P5"><text:s text:c="4"/>}</text:p>
      <text:p text:style-name="P5"><text:s text:c="2"/>}</text:p>
      <text:p text:style-name="P5">}</text:p>
      <text:p text:style-name="P5"/>
      <text:p text:style-name="P5"/>
      <text:list xml:id="list202639295133149" text:continue-numbering="true" text:style-name="L4">
        <text:list-item>
          <text:p text:style-name="P49">WAP to create singleton class.</text:p>
        </text:list-item>
      </text:list>
      <text:p text:style-name="P36">class singletonTest private constructor() {</text:p>
      <text:p text:style-name="P36"><text:s text:c="2"/>internal var s = ""</text:p>
      <text:p text:style-name="P36"><text:s text:c="2"/>init{</text:p>
      <text:p text:style-name="P36"><text:s text:c="4"/>s = "This is private constructor"</text:p>
      <text:p text:style-name="P36"><text:s text:c="2"/>}</text:p>
      <text:p text:style-name="P36"><text:s text:c="2"/>companion object {</text:p>
      <text:p text:style-name="P36"><text:s text:c="4"/>private val obj:singletonTest = null</text:p>
      <text:p text:style-name="P36"><text:s text:c="4"/>internal fun smethod():singletonTest {</text:p>
      <text:p text:style-name="P36"><text:s text:c="6"/>if (obj == null)</text:p>
      <text:p text:style-name="P36"><text:soft-page-break/><text:s text:c="6"/>{</text:p>
      <text:p text:style-name="P36"><text:s text:c="8"/>println("object created")</text:p>
      <text:p text:style-name="P36"><text:s text:c="8"/>obj = singletonTest()</text:p>
      <text:p text:style-name="P36"><text:s text:c="6"/>}</text:p>
      <text:p text:style-name="P36"><text:s text:c="6"/>return obj</text:p>
      <text:p text:style-name="P36"><text:s text:c="4"/>}</text:p>
      <text:p text:style-name="P36"><text:s text:c="2"/>}</text:p>
      <text:p text:style-name="P36">}</text:p>
      <text:p text:style-name="P36">internal object singleton {</text:p>
      <text:p text:style-name="P36"><text:s text:c="2"/>@JvmStatic fun main(args:Array&lt;String&gt;) {</text:p>
      <text:p text:style-name="P36"><text:s text:c="4"/>val obj1 = singletonTest.smethod()</text:p>
      <text:p text:style-name="P36"><text:s text:c="4"/>val obj2 = singletonTest.smethod()</text:p>
      <text:p text:style-name="P36"><text:s text:c="4"/>println(obj1.s)</text:p>
      <text:p text:style-name="P36"><text:s text:c="4"/>println(obj2.s)</text:p>
      <text:p text:style-name="P36"><text:s text:c="2"/>}</text:p>
      <text:p text:style-name="P36">}</text:p>
      <text:p text:style-name="P32"/>
      <text:list xml:id="list202640048183951" text:continue-numbering="true" text:style-name="L4">
        <text:list-item>
          <text:p text:style-name="P50">WAP to create sealed Base class and 3 subclasses of Base class, write a function which will have base class object as an argument and it will return name of the subclass based argument type.</text:p>
        </text:list-item>
      </text:list>
      <text:p text:style-name="P32"/>
      <text:p text:style-name="P32"/>
      <text:p text:style-name="P32"/>
      <text:list xml:id="list202638790178078" text:continue-numbering="true" text:style-name="L4">
        <text:list-item>
          <text:p text:style-name="P50">WAP to create extension function.</text:p>
        </text:list-item>
      </text:list>
      <text:p text:style-name="P32"/>
      <text:p text:style-name="P38"/>
      <text:list xml:id="list202638142287739" text:continue-numbering="true" text:style-name="L4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FMono-Regular" svg:font-family="SFMono-Regular, Consolas, 'Liberation Mono', Menlo, 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35:41.298461667</meta:creation-date>
    <dc:date>2020-04-01T20:26:37.711154349</dc:date>
    <meta:editing-duration>PT5H41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3" meta:paragraph-count="408" meta:word-count="1443" meta:character-count="10140" meta:non-whitespace-character-count="8052"/>
  </office:meta>
</office:document-meta>
</file>